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style="italic" officeooo:rsid="000be7df" officeooo:paragraph-rsid="000be7df" style:font-size-asian="12.25pt" style:font-style-asian="italic" style:font-size-complex="14pt" style:font-style-complex="italic"/>
    </style:style>
    <style:style style:name="P2" style:family="paragraph" style:parent-style-name="Standard">
      <style:paragraph-properties fo:line-height="150%"/>
      <style:text-properties fo:font-size="14pt" fo:font-style="normal" style:text-underline-style="none" officeooo:rsid="000be7df" officeooo:paragraph-rsid="000be7df" style:font-size-asian="12.25pt" style:font-style-asian="normal" style:font-size-complex="14pt" style:font-style-complex="normal"/>
    </style:style>
    <style:style style:name="T1" style:family="text">
      <style:text-properties style:text-underline-style="solid" style:text-underline-width="auto" style:text-underline-color="font-color"/>
    </style:style>
    <style:style style:name="T2" style:family="text">
      <style:text-properties fo:font-size="12pt" officeooo:rsid="000c60cc" style:font-size-asian="10.5pt" style:font-size-complex="12pt"/>
    </style:style>
    <style:style style:name="T3" style:family="text">
      <style:text-properties fo:font-size="12pt" officeooo:rsid="000cc747" style:font-size-asian="10.5pt" style:font-size-complex="12pt"/>
    </style:style>
    <style:style style:name="T4" style:family="text">
      <style:text-properties fo:font-size="12pt" fo:font-style="italic" officeooo:rsid="000c60cc" style:font-size-asian="10.5pt" style:font-style-asian="italic" style:font-size-complex="12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S7b &amp; Psx</text:span>:</text:p>
      <text:p text:style-name="P1"/>
      <text:p text:style-name="P2"><text:tab/><text:span text:style-name="T2">This part of the assignment, we now needed to print out the services in the program to the output. Any time a service, has the line </text:span><text:span text:style-name="T4">Starting Service. Logging 1.0 </text:span><text:span text:style-name="T2">, the program will save that line and print them out into the output file. </text:span><text:span text:style-name="T3">The program needs to print out the previous problem first then would print out the services after. In addition to accomplishing this assignment, <text:s/>finding upgrades and downgrades to software in logs need to be included.</text:span></text:p>
      <text:p text:style-name="P2"/>
      <text:p text:style-name="P2"><text:span text:style-name="T3"><text:tab/>Key concepts to this assignment is like the previous problem but now to print out additional conditions. Learning how to go back to the start of the boot and finding all lines with services and upgrades/downgrades.</text:span></text:p>
      <text:p text:style-name="P2"/>
      <text:p text:style-name="P2"><text:span text:style-name="T3"><text:tab/>I did not learn so much from this assignment. Sadly I could not finish this program and was not able to takeaway anything. Because of the previous part, I was able to write down the correct regex commands. Though I could not figure out how to go back to the starting line and print out the services. </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9:45:42.392361720</meta:creation-date>
    <dc:date>2016-12-08T20:02:37.603599695</dc:date>
    <meta:editing-duration>PT11M46S</meta:editing-duration>
    <meta:editing-cycles>4</meta:editing-cycles>
    <meta:generator>LibreOffice/4.2.8.2$Linux_X86_64 LibreOffice_project/420m0$Build-2</meta:generator>
    <meta:document-statistic meta:table-count="0" meta:image-count="0" meta:object-count="0" meta:page-count="1" meta:paragraph-count="4" meta:word-count="176" meta:character-count="983" meta:non-whitespace-character-count="806"/>
  </office:meta>
</office:document-meta>
</file>